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ver accent="true">
        <mi>H</mi>
        <mo stretchy="false">̂</mo>
      </mover>
      <mrow>
        <mo stretchy="false">(</mo>
        <mrow>
          <mover accent="true">
            <mstyle mathvariant="bold">
              <mrow>
                <mi>q</mi>
              </mrow>
            </mstyle>
            <mo stretchy="false">̂</mo>
          </mover>
          <mi>,</mi>
          <mover accent="true">
            <mstyle mathvariant="bold">
              <mrow>
                <mi>p</mi>
              </mrow>
            </mstyle>
            <mo stretchy="false">̂</mo>
          </mover>
          <mi>,</mi>
          <mi>t</mi>
        </mrow>
        <mo stretchy="false">)</mo>
      </mrow>
    </mrow>
    <annotation encoding="StarMath 5.0">hat H ( hat bold q , hat bold p , t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4T13:51:23.721000000</meta:creation-date>
    <meta:generator>LibreOffice/4.1.4.2$Windows_x86 LibreOffice_project/0a0440ccc0227ad9829de5f46be37cfb6edcf72</meta:generator>
  </office:meta>
</office:document-meta>
</file>